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officeooo:paragraph-rsid="0009078e"/>
    </style:style>
    <style:style style:name="P3" style:family="paragraph" style:parent-style-name="Standard" style:master-page-name="">
      <loext:graphic-properties draw:fill="none"/>
      <style:paragraph-properties fo:margin-left="1cm" fo:margin-right="0cm" fo:line-height="115%" fo:text-indent="-0.199cm" style:auto-text-indent="false" style:page-number="auto" fo:background-color="transparent"/>
    </style:style>
    <style:style style:name="P4" style:family="paragraph" style:parent-style-name="Standard">
      <style:paragraph-properties fo:line-height="115%"/>
      <style:text-properties style:text-underline-style="solid" style:text-underline-width="auto" style:text-underline-color="font-color" officeooo:rsid="00015ed9"/>
    </style:style>
    <style:style style:name="P5" style:family="paragraph" style:parent-style-name="Standard">
      <loext:graphic-properties draw:fill-gradient-name="gradient" draw:fill-hatch-name="hatch"/>
      <style:paragraph-properties fo:margin-left="0.3cm" fo:margin-right="0.3cm" fo:line-height="115%" fo:text-indent="0cm" style:auto-text-indent="false"/>
      <style:text-properties fo:font-style="italic" style:text-underline-style="none" fo:font-weight="bold" officeooo:rsid="00085f2a" officeooo:paragraph-rsid="00085f2a" style:font-style-asian="italic" style:font-weight-asian="bold" style:font-style-complex="italic" style:font-weight-complex="bold"/>
    </style:style>
    <style:style style:name="P6" style:family="paragraph" style:parent-style-name="Standard">
      <loext:graphic-properties draw:fill-gradient-name="gradient" draw:fill-hatch-name="hatch"/>
      <style:paragraph-properties fo:margin-left="0.3cm" fo:margin-right="0.3cm" fo:line-height="115%" fo:text-indent="0cm" style:auto-text-indent="false"/>
      <style:text-properties fo:font-style="italic" style:text-underline-style="none" fo:font-weight="bold" officeooo:rsid="00085f2a" officeooo:paragraph-rsid="000f8da5" style:font-style-asian="italic" style:font-weight-asian="bold" style:font-style-complex="italic" style:font-weight-complex="bold"/>
    </style:style>
    <style:style style:name="P7"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fo:font-style="italic" style:text-underline-style="none" fo:font-weight="bold" officeooo:rsid="000f8da5" officeooo:paragraph-rsid="000f8da5" style:font-style-asian="italic" style:font-weight-asian="bold" style:font-style-complex="italic" style:font-weight-complex="bold"/>
    </style:style>
    <style:style style:name="P8" style:family="paragraph" style:parent-style-name="Standard">
      <loext:graphic-properties draw:fill-gradient-name="gradient" draw:fill-hatch-name="hatch"/>
      <style:paragraph-properties fo:margin-left="0.3cm" fo:margin-right="0.3cm" fo:line-height="115%" fo:text-indent="0cm" style:auto-text-indent="false"/>
      <style:text-properties fo:font-style="italic" style:text-underline-style="none" fo:font-weight="bold" officeooo:rsid="0018f6c5" officeooo:paragraph-rsid="0018f6c5" style:font-style-asian="italic" style:font-weight-asian="bold" style:font-style-complex="italic" style:font-weight-complex="bold"/>
    </style:style>
    <style:style style:name="P9"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fo:font-style="italic" style:text-underline-style="solid" style:text-underline-type="double" style:text-underline-width="auto" style:text-underline-color="font-color" fo:font-weight="bold" officeooo:rsid="00110485" officeooo:paragraph-rsid="00110485" style:font-style-asian="italic" style:font-weight-asian="bold" style:font-style-complex="italic" style:font-weight-complex="bold"/>
    </style:style>
    <style:style style:name="P10"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fo:font-style="italic" style:text-underline-style="solid" style:text-underline-type="double" style:text-underline-width="auto" style:text-underline-color="font-color" fo:font-weight="bold" officeooo:rsid="0012c986" officeooo:paragraph-rsid="0012c986" style:font-style-asian="italic" style:font-weight-asian="bold" style:font-style-complex="italic" style:font-weight-complex="bold"/>
    </style:style>
    <style:style style:name="P11"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fo:font-style="italic" style:text-underline-style="solid" style:text-underline-type="double" style:text-underline-width="auto" style:text-underline-color="font-color" fo:font-weight="bold" officeooo:rsid="0012c986" officeooo:paragraph-rsid="0013257c" style:font-style-asian="italic" style:font-weight-asian="bold" style:font-style-complex="italic" style:font-weight-complex="bold"/>
    </style:style>
    <style:style style:name="P12"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fo:font-style="italic" style:text-underline-style="solid" style:text-underline-type="double" style:text-underline-width="auto" style:text-underline-color="font-color" fo:font-weight="bold" officeooo:rsid="0014f4bf" officeooo:paragraph-rsid="0014f4bf" style:font-style-asian="italic" style:font-weight-asian="bold" style:font-style-complex="italic" style:font-weight-complex="bold"/>
    </style:style>
    <style:style style:name="P13"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fo:font-style="italic" style:text-underline-style="solid" style:text-underline-type="double" style:text-underline-width="auto" style:text-underline-color="font-color" fo:font-weight="bold" officeooo:rsid="0014f4bf" officeooo:paragraph-rsid="0019dd60" style:font-style-asian="italic" style:font-weight-asian="bold" style:font-style-complex="italic" style:font-weight-complex="bold"/>
    </style:style>
    <style:style style:name="P14" style:family="paragraph" style:parent-style-name="Standard">
      <loext:graphic-properties draw:fill-gradient-name="gradient" draw:fill-hatch-name="hatch"/>
      <style:paragraph-properties fo:margin-left="0.3cm" fo:margin-right="0.3cm" fo:line-height="115%" fo:text-indent="0cm" style:auto-text-indent="false"/>
      <style:text-properties fo:font-style="italic" style:text-underline-style="solid" style:text-underline-type="double" style:text-underline-width="auto" style:text-underline-color="font-color" fo:font-weight="bold" officeooo:rsid="00085f2a" officeooo:paragraph-rsid="00085f2a" style:font-style-asian="italic" style:font-weight-asian="bold" style:font-style-complex="italic" style:font-weight-complex="bold"/>
    </style:style>
    <style:style style:name="P15" style:family="paragraph" style:parent-style-name="Standard">
      <loext:graphic-properties draw:fill-gradient-name="gradient" draw:fill-hatch-name="hatch"/>
      <style:paragraph-properties fo:margin-left="0.3cm" fo:margin-right="0.3cm" fo:line-height="115%" fo:text-indent="0cm" style:auto-text-indent="false"/>
      <style:text-properties fo:font-style="italic" style:text-underline-style="solid" style:text-underline-type="double" style:text-underline-width="auto" style:text-underline-color="font-color" fo:font-weight="bold" officeooo:rsid="0005617c" officeooo:paragraph-rsid="0005617c" style:font-style-asian="italic" style:font-weight-asian="bold" style:font-style-complex="italic" style:font-weight-complex="bold"/>
    </style:style>
    <style:style style:name="P16" style:family="paragraph" style:parent-style-name="Standard">
      <loext:graphic-properties draw:fill-gradient-name="gradient" draw:fill-hatch-name="hatch"/>
      <style:paragraph-properties fo:margin-left="0.3cm" fo:margin-right="0.3cm" fo:line-height="115%" fo:text-indent="0cm" style:auto-text-indent="false"/>
      <style:text-properties fo:font-style="italic" style:text-underline-style="solid" style:text-underline-type="double" style:text-underline-width="auto" style:text-underline-color="font-color" fo:font-weight="bold" officeooo:rsid="000f8da5" officeooo:paragraph-rsid="000f8da5" style:font-style-asian="italic" style:font-weight-asian="bold" style:font-style-complex="italic" style:font-weight-complex="bold"/>
    </style:style>
    <style:style style:name="P17"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fo:font-style="italic" style:text-underline-style="solid" style:text-underline-type="double" style:text-underline-width="auto" style:text-underline-color="font-color" fo:font-weight="bold" officeooo:rsid="0019dd60" officeooo:paragraph-rsid="0019dd60" style:font-style-asian="italic" style:font-weight-asian="bold" style:font-style-complex="italic" style:font-weight-complex="bold"/>
    </style:style>
    <style:style style:name="P18"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fo:font-style="italic" style:text-underline-style="solid" style:text-underline-type="double" style:text-underline-width="auto" style:text-underline-color="font-color" fo:font-weight="normal" officeooo:rsid="0011f0c9" officeooo:paragraph-rsid="0011f0c9" style:font-style-asian="italic" style:font-weight-asian="normal" style:font-style-complex="italic" style:font-weight-complex="normal"/>
    </style:style>
    <style:style style:name="P19" style:family="paragraph" style:parent-style-name="Standard">
      <loext:graphic-properties draw:fill-gradient-name="gradient" draw:fill-hatch-name="hatch"/>
      <style:paragraph-properties fo:margin-left="0.3cm" fo:margin-right="0.3cm" fo:line-height="115%" fo:text-indent="0cm" style:auto-text-indent="false"/>
      <style:text-properties style:text-underline-style="none" fo:font-weight="bold" officeooo:rsid="0005617c" officeooo:paragraph-rsid="0005617c" style:font-weight-asian="bold" style:font-weight-complex="bold"/>
    </style:style>
    <style:style style:name="P20" style:family="paragraph" style:parent-style-name="Standard">
      <loext:graphic-properties draw:fill-gradient-name="gradient" draw:fill-hatch-name="hatch"/>
      <style:paragraph-properties fo:margin-left="0.3cm" fo:margin-right="0.3cm" fo:line-height="115%" fo:text-indent="0cm" style:auto-text-indent="false"/>
      <style:text-properties style:text-underline-style="none" officeooo:paragraph-rsid="0005617c"/>
    </style:style>
    <style:style style:name="P21" style:family="paragraph" style:parent-style-name="Standard">
      <loext:graphic-properties draw:fill-gradient-name="gradient" draw:fill-hatch-name="hatch"/>
      <style:paragraph-properties fo:margin-left="0.3cm" fo:margin-right="0.3cm" fo:line-height="115%" fo:text-indent="0cm" style:auto-text-indent="false"/>
      <style:text-properties style:text-underline-style="none"/>
    </style:style>
    <style:style style:name="P22" style:family="paragraph" style:parent-style-name="Standard">
      <loext:graphic-properties draw:fill-gradient-name="gradient" draw:fill-hatch-name="hatch"/>
      <style:paragraph-properties fo:margin-left="0.3cm" fo:margin-right="0.3cm" fo:line-height="115%" fo:text-indent="0cm" style:auto-text-indent="false"/>
      <style:text-properties fo:font-style="normal" style:text-underline-style="none" fo:font-weight="bold" officeooo:rsid="000f8da5" officeooo:paragraph-rsid="000f8da5" style:font-style-asian="normal" style:font-weight-asian="bold" style:font-style-complex="normal" style:font-weight-complex="bold"/>
    </style:style>
    <style:style style:name="P23"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fo:font-style="normal" style:text-underline-style="none" fo:font-weight="normal" officeooo:rsid="00110485" officeooo:paragraph-rsid="000f8da5" style:font-style-asian="normal" style:font-weight-asian="normal" style:font-style-complex="normal" style:font-weight-complex="normal"/>
    </style:style>
    <style:style style:name="P24"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fo:font-style="normal" style:text-underline-style="none" fo:font-weight="normal" officeooo:rsid="00110485" officeooo:paragraph-rsid="0011f0c9" style:font-style-asian="normal" style:font-weight-asian="normal" style:font-style-complex="normal" style:font-weight-complex="normal"/>
    </style:style>
    <style:style style:name="P25"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fo:font-style="normal" style:text-underline-style="none" fo:font-weight="normal" officeooo:rsid="00110485" officeooo:paragraph-rsid="0012c986" style:font-style-asian="normal" style:font-weight-asian="normal" style:font-style-complex="normal" style:font-weight-complex="normal"/>
    </style:style>
    <style:style style:name="P26"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fo:font-style="normal" style:text-underline-style="none" fo:font-weight="normal" officeooo:rsid="0011f0c9" officeooo:paragraph-rsid="0011f0c9" style:font-style-asian="normal" style:font-weight-asian="normal" style:font-style-complex="normal" style:font-weight-complex="normal"/>
    </style:style>
    <style:style style:name="P27"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fo:font-style="normal" style:text-underline-style="none" fo:font-weight="normal" officeooo:rsid="0012c986" officeooo:paragraph-rsid="0012c986" style:font-style-asian="normal" style:font-weight-asian="normal" style:font-style-complex="normal" style:font-weight-complex="normal"/>
    </style:style>
    <style:style style:name="P28"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fo:font-style="normal" style:text-underline-style="none" fo:font-weight="normal" officeooo:rsid="0012c986" officeooo:paragraph-rsid="0013257c" style:font-style-asian="normal" style:font-weight-asian="normal" style:font-style-complex="normal" style:font-weight-complex="normal"/>
    </style:style>
    <style:style style:name="P29"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fo:font-style="normal" style:text-underline-style="none" fo:font-weight="normal" officeooo:rsid="0014f4bf" officeooo:paragraph-rsid="0014f4bf" style:font-style-asian="normal" style:font-weight-asian="normal" style:font-style-complex="normal" style:font-weight-complex="normal"/>
    </style:style>
    <style:style style:name="P30"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fo:font-style="normal" style:text-underline-style="none" fo:font-weight="normal" officeooo:rsid="0019dd60" officeooo:paragraph-rsid="0019dd60" style:font-style-asian="normal" style:font-weight-asian="normal" style:font-style-complex="normal" style:font-weight-complex="normal"/>
    </style:style>
    <style:style style:name="P31"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fo:font-style="normal" style:text-underline-style="none" fo:font-weight="normal" officeooo:rsid="0019dd60" officeooo:paragraph-rsid="0019dd60" style:font-style-asian="normal" style:font-weight-asian="normal" style:font-style-complex="normal" style:font-weight-complex="normal"/>
    </style:style>
    <style:style style:name="P32"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fo:font-style="normal" style:text-underline-style="none" fo:font-weight="normal" officeooo:rsid="00110485" officeooo:paragraph-rsid="0011f0c9" style:font-style-asian="normal" style:font-weight-asian="normal" style:font-style-complex="normal" style:font-weight-complex="normal"/>
    </style:style>
    <style:style style:name="T1" style:family="text">
      <style:text-properties style:text-underline-style="none"/>
    </style:style>
    <style:style style:name="T2" style:family="text">
      <style:text-properties style:text-underline-style="none" officeooo:rsid="000777c6"/>
    </style:style>
    <style:style style:name="T3" style:family="text">
      <style:text-properties style:text-underline-style="none" officeooo:rsid="0007b57d"/>
    </style:style>
    <style:style style:name="T4" style:family="text">
      <style:text-properties fo:font-style="italic" style:text-underline-style="solid" style:text-underline-type="double" style:text-underline-width="auto" style:text-underline-color="font-color" fo:font-weight="bold" officeooo:rsid="00015ed9" style:font-style-asian="italic" style:font-weight-asian="bold" style:font-style-complex="italic" style:font-weight-complex="bold"/>
    </style:style>
    <style:style style:name="T5" style:family="text">
      <style:text-properties fo:color="#000000" loext:opacity="100%" style:font-name="Liberation Serif" fo:font-size="12pt"/>
    </style:style>
    <style:style style:name="T6" style:family="text">
      <style:text-properties style:font-name="Liberation Serif" style:text-underline-style="none" officeooo:rsid="000777c6"/>
    </style:style>
    <style:style style:name="T7" style:family="text">
      <style:text-properties officeooo:rsid="000912f0"/>
    </style:style>
    <style:style style:name="T8" style:family="text">
      <style:text-properties officeooo:rsid="000a7ee2"/>
    </style:style>
    <style:style style:name="T9" style:family="text">
      <style:text-properties officeooo:rsid="000c610d"/>
    </style:style>
    <style:style style:name="T10" style:family="text">
      <style:text-properties officeooo:rsid="000dbe7e"/>
    </style:style>
    <style:style style:name="T11" style:family="text">
      <style:text-properties officeooo:rsid="000f599b"/>
    </style:style>
    <style:style style:name="T12" style:family="text">
      <style:text-properties style:text-underline-style="solid" style:text-underline-type="double" style:text-underline-width="auto" style:text-underline-color="font-color" officeooo:rsid="000f8da5"/>
    </style:style>
    <style:style style:name="T13" style:family="text">
      <style:text-properties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officeooo:rsid="000f8da5" style:font-style-asian="normal" style:font-style-complex="normal"/>
    </style:style>
    <style:style style:name="T16" style:family="text">
      <style:text-properties fo:font-style="normal" style:text-underline-style="none" officeooo:rsid="00110485" style:font-style-asian="normal" style:font-style-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officeooo:rsid="000f8da5" style:font-style-asian="normal" style:font-weight-asian="normal" style:font-style-complex="normal" style:font-weight-complex="normal"/>
    </style:style>
    <style:style style:name="T19" style:family="text">
      <style:text-properties fo:font-style="normal" style:text-underline-style="none" fo:font-weight="normal" officeooo:rsid="00110485" style:font-style-asian="normal" style:font-weight-asian="normal" style:font-style-complex="normal" style:font-weight-complex="normal"/>
    </style:style>
    <style:style style:name="T20" style:family="text">
      <style:text-properties fo:font-style="normal" style:text-underline-style="none" fo:font-weight="normal" officeooo:rsid="0013257c" style:font-style-asian="normal" style:font-weight-asian="normal" style:font-style-complex="normal" style:font-weight-complex="normal"/>
    </style:style>
    <style:style style:name="T21" style:family="text">
      <style:text-properties fo:font-style="normal" style:text-underline-style="none" fo:font-weight="normal" officeooo:rsid="0019dd60" style:font-style-asian="normal" style:font-weight-asian="normal" style:font-style-complex="normal"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110485" style:font-style-asian="normal" style:font-weight-asian="normal" style:font-style-complex="normal" style:font-weight-complex="normal"/>
    </style:style>
    <style:style style:name="T24" style:family="text">
      <style:text-properties fo:font-style="normal" fo:font-weight="normal" officeooo:rsid="0011f0c9" style:font-style-asian="normal" style:font-weight-asian="normal" style:font-style-complex="normal" style:font-weight-complex="normal"/>
    </style:style>
    <style:style style:name="T25" style:family="text">
      <style:text-properties officeooo:rsid="00110485"/>
    </style:style>
    <style:style style:name="T26" style:family="text">
      <style:text-properties officeooo:rsid="0018f6c5"/>
    </style:style>
    <style:style style:name="T27" style:family="text">
      <style:text-properties officeooo:rsid="0019dd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text:tab/><text:tab/><text:tab/><text:tab/> <text:s text:c="4"/><text:span text:style-name="T4">Pharmacy Management System</text:span></text:p>
      <text:p text:style-name="P4"/>
      <text:p text:style-name="P21"/>
      <text:p text:style-name="P15">Abstract:</text:p>
      <text:p text:style-name="P19"/>
      <text:p text:style-name="P2"><text:span text:style-name="T1"><text:tab/></text:span><text:span text:style-name="T2">Pharmacy Management System is a system that helps Pharmacist to manage pharmacy in systematic way. </text:span><text:span text:style-name="T5">The pharmacy management system will be used to minimize the time and resource by maintaining the details of the drug systemically so that the data can be used in possible quickest time</text:span><text:span text:style-name="T6">.</text:span><text:span text:style-name="T2"> It can make the work easier for the pharmacist by giving the details of the medicine like cost of the medicine, expiry date, availability of the medicine and other details of the medicine such as manufacturer and distributor details. </text:span><text:span text:style-name="T3">It also consists of modules such as the supply details, sales details, employee records etc.</text:span></text:p>
      <text:p text:style-name="P20"/>
      <text:p text:style-name="P14">Various Module<text:span text:style-name="T11">s:</text:span></text:p>
      <text:p text:style-name="P5"><text:tab/></text:p>
      <text:p text:style-name="P5"><text:tab/><text:span text:style-name="T7">1. Employee Record.</text:span></text:p>
      <text:p text:style-name="P6"><text:span text:style-name="T7"><text:tab/>2. </text:span><text:span text:style-name="T8">Customer.<text:line-break/><text:tab/>3. Doctor.<text:line-break/><text:tab/>4. Drug.<text:line-break/><text:tab/>5. Manufacturer.<text:line-break/><text:tab/>6. Distributor.<text:line-break/><text:tab/>7. Sales.<text:line-break/><text:tab/>8. Purchases.<text:line-break/><text:tab/>9. Prescription.<text:line-break/><text:tab/>10. </text:span><text:span text:style-name="T9">Suppl</text:span><text:span text:style-name="T10">y</text:span><text:span text:style-name="T9">.</text:span></text:p>
      <text:p text:style-name="P6"><text:s text:c="12"/><text:span text:style-name="T26">11. Cart</text:span></text:p>
      <text:p text:style-name="P8"><text:s text:c="12"/>12. Order</text:p>
      <text:p text:style-name="P8"><text:s text:c="12"/>13. Invoice</text:p>
      <text:p text:style-name="P6"/>
      <text:p text:style-name="P6"><text:span text:style-name="T9"><text:line-break/></text:span><text:span text:style-name="T12">Description:</text:span></text:p>
      <text:p text:style-name="P16"/>
      <text:p text:style-name="P16">1. Employee Record:</text:p>
      <text:p text:style-name="P22"><text:tab/></text:p>
      <text:p text:style-name="P7"><text:span text:style-name="T13"><text:tab/></text:span><text:span text:style-name="T22">This table consists of all </text:span><text:span text:style-name="T23">the </text:span><text:span text:style-name="T24">E</text:span><text:span text:style-name="T23">mployee’s data such as employee id, First name and Last name, Date of Joining, Salary, contact, email and address.</text:span></text:p>
      <text:p text:style-name="P23"/>
      <text:p text:style-name="P9">2. Customer:</text:p>
      <text:p text:style-name="P26"><text:tab/></text:p>
      <text:p text:style-name="P18"><text:span text:style-name="T14"><text:tab/></text:span><text:span text:style-name="T15">This table consists of all </text:span><text:span text:style-name="T16">the </text:span><text:span text:style-name="T14">Customer</text:span><text:span text:style-name="T16">’s data such as </text:span><text:span text:style-name="T14">Customer</text:span><text:span text:style-name="T16"> id, First name and Last name, contact, email and address.</text:span></text:p>
      <text:p text:style-name="P24"/>
      <text:p text:style-name="P24"/>
      <text:p text:style-name="P24"/>
      <text:p text:style-name="P24"><text:soft-page-break/></text:p>
      <text:p text:style-name="P10"><text:span text:style-name="T25">3. </text:span>Doctor:</text:p>
      <text:p text:style-name="P27"/>
      <text:p text:style-name="P10"><text:span text:style-name="T17"><text:tab/></text:span><text:span text:style-name="T18">This table consists of all </text:span><text:span text:style-name="T19">the </text:span><text:span text:style-name="T17">Doctor</text:span><text:span text:style-name="T19">’s data such as employee id, First name and Last name, contact, email and address.</text:span></text:p>
      <text:p text:style-name="P25"/>
      <text:p text:style-name="P25"/>
      <text:p text:style-name="P10"><text:span text:style-name="T25">4. </text:span>Drug:</text:p>
      <text:p text:style-name="P27"/>
      <text:p text:style-name="P27"><text:tab/>This table consists of all the Drug’s data such as drug id, drug name, manufacturer, distributor, manufactured date, expiry date, quantity.</text:p>
      <text:p text:style-name="P27"/>
      <text:p text:style-name="P10">5. Manufacturer:</text:p>
      <text:p text:style-name="P27"/>
      <text:p text:style-name="P27"><text:tab/>This table consists of drug’s manufacturer data such as manufacturer id, manufacturer name and their contact and address.</text:p>
      <text:p text:style-name="P27"/>
      <text:p text:style-name="P10">6. Distributor:</text:p>
      <text:p text:style-name="P27"/>
      <text:p text:style-name="P27"><text:tab/>This table consists of drug’s distributor data such as <text:s/>distributor id, <text:s/>distributor name and their contact and address.</text:p>
      <text:p text:style-name="P27"/>
      <text:p text:style-name="P10">7. Sales:</text:p>
      <text:p text:style-name="P27"/>
      <text:p text:style-name="P27"><text:tab/>This table consists of all the drug’s sales which are sold to customers and it contains details like customer id, purchase id, quantity, cost.</text:p>
      <text:p text:style-name="P27"/>
      <text:p text:style-name="P10">8. Purchases:</text:p>
      <text:p text:style-name="P27"/>
      <text:p text:style-name="P27"><text:tab/>This table consists of all the drug pucrchases that are purchased from the distributors and it contains data such as purcahse id, ditributor id, manufacturer id, quantity, price.</text:p>
      <text:p text:style-name="P27"/>
      <text:p text:style-name="P10">9. Prescription:</text:p>
      <text:p text:style-name="P27"/>
      <text:p text:style-name="P11"><text:span text:style-name="T17"><text:tab/>This table consists of the prescription and the deatails of the doctor who has given the prescription. It consists data such as customer id, </text:span><text:span text:style-name="T20">doctor id,</text:span><text:span text:style-name="T17"> </text:span><text:span text:style-name="T20">drug</text:span><text:span text:style-name="T17"> id, quantity.</text:span></text:p>
      <text:p text:style-name="P28"/>
      <text:p text:style-name="P12">10. Supply:</text:p>
      <text:p text:style-name="P29"/>
      <text:p text:style-name="P29"><text:tab/>This table consists of the stock details of the drug’sand it contains records such as purchase id, drug id, distributor id, manufacturer id, <text:s/>quantity and price.</text:p>
      <text:p text:style-name="P29"/>
      <text:p text:style-name="P30"/>
      <text:p text:style-name="P30"/>
      <text:p text:style-name="P30"/>
      <text:p text:style-name="P30"><text:soft-page-break/></text:p>
      <text:p text:style-name="P13">1<text:span text:style-name="T27">1</text:span>. <text:span text:style-name="T27">Cart</text:span>:</text:p>
      <text:p text:style-name="P13"/>
      <text:p text:style-name="P13"><text:span text:style-name="T14"><text:tab/></text:span><text:span text:style-name="T21">This table consists of the items placed in the cart by the cutomer for future purchases.</text:span></text:p>
      <text:p text:style-name="P30"/>
      <text:p text:style-name="P17">12. Order:</text:p>
      <text:p text:style-name="P30"/>
      <text:p text:style-name="P30"><text:tab/>This table consists of the orders and details of the orders that are placed by the cutomers.</text:p>
      <text:p text:style-name="P30"/>
      <text:p text:style-name="P17">13. Invoice:</text:p>
      <text:p text:style-name="P30"/>
      <text:p text:style-name="P30"><text:tab/>This table consists of the billing details of the order that are purchased by the custom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1.56pt double #000000" style:border-line-width="0.026cm 0.026cm 0.002cm"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2T12:24:21.791686699</meta:creation-date>
    <dc:date>2022-09-09T13:11:59.668525868</dc:date>
    <meta:editing-duration>PT57M10S</meta:editing-duration>
    <meta:editing-cycles>25</meta:editing-cycles>
    <meta:generator>LibreOffice/7.3.5.2$Linux_X86_64 LibreOffice_project/30$Build-2</meta:generator>
    <meta:document-statistic meta:table-count="0" meta:image-count="0" meta:object-count="0" meta:page-count="3" meta:paragraph-count="39" meta:word-count="442" meta:character-count="2760" meta:non-whitespace-character-count="2278"/>
  </office:meta>
</office:document-meta>
</file>